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T4" style:parent-style-name="Car.predefinitoparagrafo" style:family="text">
      <style:text-properties style:font-name="Wingdings" style:font-name-asian="Wingdings" style:font-name-complex="Wingdings"/>
    </style:style>
    <style:style style:name="P5" style:parent-style-name="Paragrafoelenco" style:list-style-name="LFO1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list-style-name="LFO1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Paragrafoelenco" style:list-style-name="LFO1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style:font-name="Wingdings" style:font-name-asian="Wingdings" style:font-name-complex="Wingdings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Paragrafoelenco" style:list-style-name="LFO1" style:family="paragraph"/>
    <style:style style:name="T23" style:parent-style-name="Car.predefinitoparagrafo" style:family="text">
      <style:text-properties fo:font-weight="bold" style:font-weight-asian="bold" style:font-weight-complex="bold"/>
    </style:style>
    <style:style style:name="P24" style:parent-style-name="Paragrafoelenco" style:list-style-name="LFO1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style:font-name="Wingdings" style:font-name-asian="Wingdings" style:font-name-complex="Wingdings"/>
    </style:style>
    <style:style style:name="P28" style:parent-style-name="Paragrafoelenco" style:list-style-name="LFO1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list-style-name="LFO1" style:family="paragraph"/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Paragrafoelenco" style:list-style-name="LFO1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Paragrafoelenco" style:list-style-name="LFO1" style:family="paragraph"/>
    <style:style style:name="T37" style:parent-style-name="Car.predefinitoparagrafo" style:family="text">
      <style:text-properties fo:font-weight="bold" style:font-weight-asian="bold" style:font-weight-complex="bold"/>
    </style:style>
    <style:style style:name="P38" style:parent-style-name="Paragrafoelenco" style:list-style-name="LFO1" style:family="paragraph"/>
    <style:style style:name="P39" style:parent-style-name="Paragrafoelenco" style:list-style-name="LFO1" style:family="paragraph"/>
    <style:style style:name="P40" style:parent-style-name="Paragrafoelenco" style:list-style-name="LFO1" style:family="paragraph"/>
    <style:style style:name="T41" style:parent-style-name="Car.predefinitoparagrafo" style:family="text">
      <style:text-properties style:font-name="Wingdings" style:font-name-asian="Wingdings" style:font-name-complex="Wingdings"/>
    </style:style>
    <style:style style:name="P42" style:parent-style-name="Paragrafoelenco" style:list-style-name="LFO1" style:family="paragraph"/>
  </office:automatic-styles>
  <office:body>
    <office:text text:use-soft-page-breaks="true">
      <text:p text:style-name="P1">Come creare un’ontologia su protegè</text:p>
      <text:list text:style-name="LFO1" text:continue-numbering="true">
        <text:list-item>
          <text:p text:style-name="P2">Specificare l’IRI dell’ontologia in ontology header</text:p>
        </text:list-item>
        <text:list-item>
          <text:p text:style-name="P3">In Entity classes posso creare una nuova classe (cliccando sul quadratino in alto a sinistra sopra owl:thing)<text:s/><text:span text:style-name="T4"></text:span><text:s/>verrà creato l’IRI in<text:s/>automatico; la classe avrà come rdf:type owl:class, quindi ho creato una classe owl</text:p>
        </text:list-item>
        <text:list-item>
          <text:p text:style-name="P5">Cliccando sul quadratino a destra di quello per creare una classe posso creare una<text:s/><text:span text:style-name="T6">sottoclasse<text:s/></text:span>a cui verrà posto l’assioma di sottoclasse<text:line-break/></text:p>
        </text:list-item>
        <text:list-item>
          <text:p text:style-name="P7"><text:span text:style-name="T8">Creazione object properties:<text:s/></text:span>In Entities object properties posso creare una proprietà, ad esempio, “avereRuote”; <text:s/>verrà rappresentata da<text:s/><text:span text:style-name="T9">[] rdf:type owl:objectProperties</text:span><text:span text:style-name="T10"><text:line-break/></text:span><text:span text:style-name="T11"><text:line-break/></text:span>Grazie a rdfs posso specificare domain e range della properità, ad esempio dire che<text:s/><text:span text:style-name="T12">haMoglie ha range Donna e Dominio<text:s/></text:span><text:span text:style-name="T13">uomo</text:span></text:p>
        </text:list-item>
      </text:list>
      <text:p text:style-name="P14"/>
      <text:p text:style-name="Paragrafoelenco">Se vogliamo dire che Luca haMoglie Maria devo prima andare a dire che Uomo haMoglie Donna e poi potrò andare ad inserire nel box a destra in object properties assertion che Luca HaMoglie Maria<text:span text:style-name="T15"><text:line-break/></text:span><text:span text:style-name="T16"><text:line-break/></text:span></text:p>
      <text:list text:style-name="LFO1" text:continue-numbering="true">
        <text:list-item>
          <text:p text:style-name="P17"><text:span text:style-name="T18">Descrizione entità:<text:s/></text:span>Nel box in basso a sinistra posso descrivere l’entità, ad esempio posso descrivere una classe associando una proprietà<text:s/><text:span text:style-name="T19"></text:span><text:s/>è possibile specificare anche una<text:s/><text:span text:style-name="T20">class exprection</text:span>, andando a utilizzare gli operatori booleani, quantificatori universali/esistenziali, restrizioni numeriche o enumerazioni con le classi (pag 53)<text:line-break/><text:line-break/><text:line-break/><text:span text:style-name="T21">Esportare</text:span><text:s/>l’ontologia vado in file &gt; salva come e poi posso scegliere il formato, scegliere turtle</text:p>
        </text:list-item>
        <text:list-item>
          <text:p text:style-name="P22"><text:span text:style-name="T23">Creazione individiui:<text:s/></text:span>In entity individuals posso crare gli individui, in types posso attribuirgli una classe ad esempio<text:line-break/><text:line-break/></text:p>
        </text:list-item>
        <text:list-item>
          <text:p text:style-name="P24"><text:span text:style-name="T25">Class</text:span><text:span text:style-name="T26">i disgiunte:<text:s/></text:span>Per indicare che due classi sono disgiunte clicco su una classe, clicco su disjoint with e seleziono l’altra classe<text:s/><text:span text:style-name="T27"></text:span><text:s/>verrà rappresentato in turtle come<text:s/></text:p>
          <text:list text:continue-numbering="true">
            <text:list-item>
              <text:p text:style-name="P28"><text:span text:style-name="T29">[] rdf:type owl:AllDisjointClasses,</text:span><text:span text:style-name="T30"><text:line-break/></text:span><text:span text:style-name="T31"><text:s text:c="7"/>owl:members (:classe1 :classe2)</text:span></text:p>
            </text:list-item>
          </text:list>
        </text:list-item>
      </text:list>
      <text:p text:style-name="Normale"/>
      <text:list text:style-name="LFO1" text:continue-numbering="true">
        <text:list-item>
          <text:p text:style-name="P32"><text:span text:style-name="T33">RESTRIZIONI</text:span>:<text:s/>parte importante (possiamo dire ad esempio che un genitore ha almeno un figlio)</text:p>
        </text:list-item>
      </text:list>
      <text:p text:style-name="Normale"/>
      <text:list text:style-name="LFO1" text:continue-numbering="true">
        <text:list-item>
          <text:p text:style-name="P34"><text:span text:style-name="T35">Disjoint union</text:span>: data una classa Padre e 3 classi figlie A, B e C; se cliccando su Padre e poi su disjoint union seleziono A, B e C dico che Padre è formata dall’unione di A, B e C, e che quest’ultime sono classi disgiunte (nessun elemento può comparire contemporaneamente in due classi)</text:p>
        </text:list-item>
      </text:list>
      <text:p text:style-name="Normale"/>
      <text:list text:style-name="LFO1" text:continue-numbering="true">
        <text:list-item>
          <text:p text:style-name="P36">Per aggiungere informazioni ad una classe si usano le<text:s/><text:span text:style-name="T37">Annotation</text:span><text:s/>(come ad esempio una label)</text:p>
        </text:list-item>
      </text:list>
      <text:p text:style-name="Paragrafoelenco"/>
      <text:p text:style-name="Normale"/>
      <text:soft-page-break/>
      <text:list text:style-name="LFO1" text:continue-numbering="true">
        <text:list-item>
          <text:p text:style-name="P38">Nei data property come dice il nome posso creare le proprietà dei dati (es. titoloFilm a cui associo come dominio la classe Film e come range il tipo string)</text:p>
        </text:list-item>
      </text:list>
      <text:p text:style-name="Normale"/>
      <text:p text:style-name="Normale"/>
      <text:p text:style-name="Normale"/>
      <text:p text:style-name="Normale">PS.</text:p>
      <text:list text:style-name="LFO1" text:continue-numbering="true">
        <text:list-item>
          <text:p text:style-name="P39">Le classi sono in maiuscolo, le proprietà in minuscolo (convenzione)</text:p>
        </text:list-item>
        <text:list-item>
          <text:p text:style-name="P40">Quando specifico due individui, a meno che non abbiano ciascuna di loro una classe che è<text:s/>disgiunta con l’altra, vengono trattati come lo stesso individuo<text:s/><text:span text:style-name="T41"></text:span><text:s/>se 2 individui hanno la stessa classe conviene indicare che sono disgiunte per evitare problemi</text:p>
        </text:list-item>
        <text:list-item>
          <text:p text:style-name="P42">Lanciano il reasoner trovo se ci sono errori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 Oliverio</meta:initial-creator>
    <dc:creator>Michael Oliverio</dc:creator>
    <meta:creation-date>2022-01-03T16:02:00Z</meta:creation-date>
    <dc:date>2022-01-04T15:16:00Z</dc:date>
    <meta:template xlink:href="Normal.dotm" xlink:type="simple"/>
    <meta:editing-cycles>5</meta:editing-cycles>
    <meta:editing-duration>PT3180S</meta:editing-duration>
    <meta:document-statistic meta:page-count="2" meta:paragraph-count="5" meta:word-count="411" meta:character-count="2749" meta:row-count="19" meta:non-whitespace-character-count="2343"/>
  </office:meta>
</office:document-meta>
</file>